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B000001355753D1304878F93C.png" manifest:media-type="image/png"/>
  <manifest:file-entry manifest:full-path="Pictures/10000000000001900000019080B38030374CCF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1.914cm" fo:min-width="47.887cm"/>
    </style:style>
    <style:style style:name="gr2" style:family="graphic" style:parent-style-name="standard">
      <style:graphic-properties draw:stroke="none" draw:stroke-dash="Line_20_with_20_Fine_20_Dots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Line_20_with_20_Fine_20_Dots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false" fo:min-height="7.491cm" fo:min-width="17.315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028cm" svg:stroke-color="#000000" draw:marker-start-width="0.398cm" draw:marker-end-width="0.398cm" draw:fill="none" draw:textarea-vertical-align="middle" draw:auto-grow-height="false" fo:min-height="8.232cm" fo:min-width="13.5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398cm" draw:marker-end-width="0.398cm" draw:fill="none" draw:textarea-vertical-align="middle" draw:auto-grow-height="false" fo:min-height="6.962cm" fo:min-width="3.918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4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7.478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258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000000" draw:textarea-vertical-align="middle" draw:auto-grow-height="false" fo:min-height="0.089cm" fo:min-width="0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1cm" fo:min-width="0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576cm" fo:min-width="0.72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401cm" fo:min-width="0.897cm"/>
    </style:style>
    <style:style style:name="gr20" style:family="graphic" style:parent-style-name="standard">
      <style:graphic-properties draw:stroke="none" draw:fill-color="#000000" draw:auto-grow-height="false" fo:min-height="0cm" fo:min-width="0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0000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8.387cm" svg:height="42.164cm" svg:x="-10.303cm" svg:y="-7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51cm" svg:height="7.749cm" svg:x="17.195cm" svg:y="3.032cm">
          <draw:image xlink:href="Pictures/10000000000001900000019080B38030374CCF98.jpg" xlink:type="simple" xlink:show="embed" xlink:actuate="onLoad">
            <text:p/>
          </draw:image>
        </draw:frame>
        <draw:frame draw:style-name="gr2" draw:text-style-name="P2" draw:layer="layout" svg:width="6.003cm" svg:height="7.841cm" draw:transform="rotate (-3.14159265358979) translate (16.904cm 10.873cm)">
          <draw:image xlink:href="Pictures/10000000000001900000019080B38030374CCF98.jpg" xlink:type="simple" xlink:show="embed" xlink:actuate="onLoad">
            <text:p/>
          </draw:image>
        </draw:frame>
        <draw:frame draw:style-name="gr3" draw:text-style-name="P2" draw:layer="layout" svg:width="5.715cm" svg:height="7.841cm" draw:transform="rotate (-3.14159265358979) translate (28.715cm 10.906cm)">
          <draw:image xlink:href="Pictures/10000000000001900000019080B38030374CCF98.jpg" xlink:type="simple" xlink:show="embed" xlink:actuate="onLoad">
            <text:p/>
          </draw:image>
        </draw:frame>
        <draw:custom-shape draw:style-name="gr4" draw:text-style-name="P2" draw:layer="layout" svg:width="17.915cm" svg:height="7.841cm" svg:x="10.927cm" svg:y="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8.161cm" svg:height="7.897cm" svg:x="10.808cm" svg:y="10.779cm">
          <draw:image xlink:href="Pictures/10000201000002DB000001355753D1304878F93C.png" xlink:type="simple" xlink:show="embed" xlink:actuate="onLoad">
            <text:p/>
          </draw:image>
        </draw:frame>
        <draw:line draw:style-name="gr6" draw:text-style-name="P3" draw:layer="layout" svg:x1="17.412cm" svg:y1="28.7cm" svg:x2="29.24cm" svg:y2="28.7cm">
          <text:p/>
        </draw:line>
        <draw:frame draw:style-name="gr7" draw:text-style-name="P5" draw:layer="layout" svg:width="1.256cm" svg:height="1.517cm" svg:x="28.681cm" svg:y="27.183cm">
          <draw:text-box>
            <text:p text:style-name="P4"><text:span text:style-name="T1">Y</text:span></text:p>
          </draw:text-box>
        </draw:frame>
        <draw:line draw:style-name="gr8" draw:text-style-name="P2" draw:layer="layout" svg:x1="22.873cm" svg:y1="10.906cm" svg:x2="22.873cm" svg:y2="18.526cm">
          <text:p/>
        </draw:line>
        <draw:custom-shape draw:style-name="gr9" draw:text-style-name="P2" draw:layer="layout" svg:width="14.097cm" svg:height="8.509cm" svg:x="12.586cm" svg:y="3.54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5.851cm" svg:height="7.749cm" svg:x="16.895cm" svg:y="18.526cm">
          <draw:image xlink:href="Pictures/10000000000001900000019080B38030374CCF98.jpg" xlink:type="simple" xlink:show="embed" xlink:actuate="onLoad">
            <text:p/>
          </draw:image>
        </draw:frame>
        <draw:frame draw:style-name="gr2" draw:text-style-name="P2" draw:layer="layout" svg:width="6.003cm" svg:height="7.841cm" draw:transform="rotate (-3.14159265358979) translate (16.904cm 26.367cm)">
          <draw:image xlink:href="Pictures/10000000000001900000019080B38030374CCF98.jpg" xlink:type="simple" xlink:show="embed" xlink:actuate="onLoad">
            <text:p/>
          </draw:image>
        </draw:frame>
        <draw:frame draw:style-name="gr3" draw:text-style-name="P2" draw:layer="layout" svg:width="5.715cm" svg:height="7.841cm" draw:transform="rotate (-3.14159265358979) translate (28.715cm 26.4cm)">
          <draw:image xlink:href="Pictures/10000000000001900000019080B38030374CCF98.jpg" xlink:type="simple" xlink:show="embed" xlink:actuate="onLoad">
            <text:p/>
          </draw:image>
        </draw:frame>
        <draw:custom-shape draw:style-name="gr4" draw:text-style-name="P2" draw:layer="layout" svg:width="17.915cm" svg:height="7.841cm" svg:x="10.927cm" svg:y="1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22.873cm" svg:y1="18.606cm" svg:x2="22.873cm" svg:y2="26.4cm">
          <text:p/>
        </draw:line>
        <draw:line draw:style-name="gr8" draw:text-style-name="P2" draw:layer="layout" svg:x1="16.973cm" svg:y1="18.606cm" svg:x2="16.973cm" svg:y2="26.4cm">
          <text:p/>
        </draw:line>
        <draw:custom-shape draw:style-name="gr10" draw:text-style-name="P2" draw:layer="layout" svg:width="4.445cm" svg:height="7.239cm" svg:x="11.697cm" svg:y="20.431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2" draw:layer="layout" svg:width="4.445cm" svg:height="7.239cm" svg:x="17.375cm" svg:y="20.431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2" draw:layer="layout" svg:width="4.445cm" svg:height="7.239cm" svg:x="23.475cm" svg:y="20.431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6" draw:layer="layout" svg:width="7.978cm" svg:height="2.783cm" svg:x="2.553cm" svg:y="5.318cm">
          <draw:text-box>
            <text:p text:style-name="P3"><text:span text:style-name="T2">Лагранжева </text:span></text:p>
            <text:p text:style-name="P3"><text:span text:style-name="T2">декомпозиция</text:span></text:p>
          </draw:text-box>
        </draw:frame>
        <draw:frame draw:style-name="gr11" draw:text-style-name="P6" draw:layer="layout" svg:width="7.978cm" svg:height="2.783cm" svg:x="2.553cm" svg:y="13.119cm">
          <draw:text-box>
            <text:p text:style-name="P3"><text:span text:style-name="T2">Эйлерова </text:span></text:p>
            <text:p text:style-name="P3"><text:span text:style-name="T2">декомпозиция</text:span></text:p>
          </draw:text-box>
        </draw:frame>
        <draw:frame draw:style-name="gr12" draw:text-style-name="P6" draw:layer="layout" svg:width="7.978cm" svg:height="4.049cm" svg:x="2.553cm" svg:y="20.619cm">
          <draw:text-box>
            <text:p text:style-name="P3"><text:span text:style-name="T2">Эйлерово-</text:span><text:span text:style-name="T2"><text:line-break/></text:span><text:span text:style-name="T2">Лагранжева </text:span></text:p>
            <text:p text:style-name="P3"><text:span text:style-name="T2">декомпозиция</text:span></text:p>
          </draw:text-box>
        </draw:frame>
        <draw:custom-shape draw:style-name="gr13" draw:text-style-name="P7" draw:layer="layout" svg:width="0.381cm" svg:height="0.508cm" svg:x="12.303cm" svg:y="3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5.98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3.573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0.05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7.764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3.47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00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92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1.3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3.129cm" svg:y="11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3.76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765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229cm" svg:y="1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876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92cm" svg:y="14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8.105cm" svg:y="14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241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929cm" svg:y="1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129cm" svg:y="1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029cm" svg:y="1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1cm" svg:y="1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162cm" svg:y="1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4.114cm" svg:y="22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7.029cm" svg:y="18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5.829cm" svg:y="22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559cm" svg:height="0.559cm" svg:x="27.864cm" svg:y="21.73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23.965cm" svg:y="19.3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25.565cm" svg:y="25.3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21.964cm" svg:y="22.43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19.564cm" svg:y="18.83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17.891cm" svg:y="24.74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13.591cm" svg:y="25.34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15.3cm" svg:y="19.36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15.681cm" svg:y="25.38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559cm" svg:height="0.559cm" svg:x="11.191cm" svg:y="21.74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1.016cm" svg:height="1.016cm" svg:x="17.283cm" svg:y="15.09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7.384cm" svg:y="10.99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9.485cm" svg:y="11.099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0.886cm" svg:y="12.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8.599cm" svg:y="12.38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9.587cm" svg:y="13.80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8.688cm" svg:y="15.00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9.984cm" svg:y="14.84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0.685cm" svg:y="15.986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7.789cm" svg:y="16.80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9.489cm" svg:y="16.30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0.89cm" svg:y="17.10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0.812cm" svg:y="19.669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8.21cm" svg:y="20.30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9.288cm" svg:y="24.11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5.224cm" svg:y="23.479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3.446cm" svg:y="19.54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1.922cm" svg:y="24.11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5.357cm" svg:y="19.569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3.606cm" svg:y="23.479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6.781cm" svg:y="24.11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1" draw:layer="layout" svg:width="0.508cm" svg:height="0.635cm" svg:x="17.764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08cm" svg:height="0.635cm" svg:x="17.891cm" svg:y="12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08cm" svg:height="0.635cm" svg:x="15.859cm" svg:y="21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08cm" svg:height="0.635cm" svg:x="23.479cm" svg:y="21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08cm" svg:height="0.635cm" svg:x="22.082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08cm" svg:height="0.635cm" svg:x="21cm" svg:y="15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016cm" svg:height="1.016cm" svg:x="19.586cm" svg:y="8.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1.087cm" svg:y="4.20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5.388cm" svg:y="4.00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6.781cm" svg:y="8.6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3.606cm" svg:y="7.985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26.782cm" svg:y="8.62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1" draw:layer="layout" svg:width="0.381cm" svg:height="0.508cm" svg:x="23.606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81cm" svg:height="0.508cm" svg:x="23.987cm" svg:y="12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.397cm" svg:height="1.651cm" svg:x="22.463cm" svg:y="12.3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1.397cm" svg:height="1.651cm" svg:x="22.463cm" svg:y="12.3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397cm" svg:height="1.651cm" svg:x="22.057cm" svg:y="14.003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1.397cm" svg:height="1.651cm" svg:x="16.367cm" svg:y="12.04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397cm" svg:height="1.651cm" svg:x="16.157cm" svg:y="16.003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draw:layer="layout" svg:width="1.016cm" svg:height="1.016cm" svg:x="15.224cm" svg:y="7.985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1.895cm" svg:y="8.5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7.864cm" svg:y="4.8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7" draw:layer="layout" svg:width="1.016cm" svg:height="1.016cm" svg:x="13.419cm" svg:y="4.0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7" draw:layer="layout" svg:width="0.381cm" svg:height="0.508cm" svg:x="12.303cm" svg:y="18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3.603cm" svg:y="22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7.403cm" svg:y="23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19.803cm" svg:y="21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381cm" svg:height="0.508cm" svg:x="21.066cm" svg:y="25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508cm" svg:height="0.635cm" svg:x="27.924cm" svg:y="6.334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25.638cm" svg:y="9.99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22.209cm" svg:y="7.096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18.245cm" svg:y="9.382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13.6cm" svg:y="9.99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15.351cm" svg:y="3.921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19.923cm" svg:y="3.513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23.987cm" svg:y="3.921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0" draw:text-style-name="P8" draw:layer="layout" svg:width="0.508cm" svg:height="0.635cm" svg:x="11.16cm" svg:y="6.334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8" draw:text-style-name="P2" draw:layer="layout" svg:width="1.397cm" svg:height="1.651cm" svg:x="22.463cm" svg:y="19.1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397cm" svg:height="1.651cm" svg:x="22.057cm" svg:y="20.803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1.397cm" svg:height="1.651cm" svg:x="16.367cm" svg:y="18.84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397cm" svg:height="1.651cm" svg:x="16.357cm" svg:y="24.503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4:33:33.422822113</meta:creation-date>
    <meta:editing-duration>PT1H4M48S</meta:editing-duration>
    <meta:editing-cycles>6</meta:editing-cycles>
    <meta:generator>LibreOffice/5.1.6.2$Linux_X86_64 LibreOffice_project/10m0$Build-2</meta:generator>
    <dc:date>2018-10-26T09:04:52.549675352</dc:date>
    <meta:document-statistic meta:object-count="119"/>
  </office:meta>
</office:document-meta>
</file>